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ext </text:p>
      <text:p text:style-name="Standard">sasa</text:p>
      <text:p text:style-name="Standard"/>
      <text:p text:style-name="Standard">f</text:p>
      <text:p text:style-name="Standard">sdf</text:p>
      <text:p text:style-name="Standard">s</text:p>
      <text:p text:style-name="Standard">fd</text:p>
      <text:p text:style-name="Standard"/>
      <text:p text:style-name="Standard">I want to </text:p>
      <text:p text:style-name="Standard">find </text:p>
      <text:p text:style-name="Standard"/>
      <text:p text:style-name="Standard">string2find</text:p>
      <text:p text:style-name="Standard"/>
      <text:p text:style-name="Standard"/>
      <text:p text:style-name="Standard">sssdsds</text:p>
      <text:p text:style-name="Standard"/>
      <text:p text:style-name="Standard">String2find</text:p>
      <text:p text:style-name="Standard">f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size="12pt" fo:language="en" fo:country="US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0:28:26</meta:creation-date>
    <meta:initial-creator>Safr Miroslav</meta:initial-creator>
    <meta:editing-cycles>1</meta:editing-cycles>
    <meta:editing-duration>P0D</meta:editing-duration>
    <meta:generator>LibreOffice/3.5$Linux_x86 LibreOffice_project/350m1$Build-2</meta:generator>
    <dc:date>2013-05-07T11:38:45</dc:date>
    <dc:creator>Safr Miroslav</dc:creator>
    <meta:document-statistic meta:table-count="0" meta:image-count="0" meta:object-count="0" meta:page-count="1" meta:paragraph-count="12" meta:word-count="16" meta:character-count="71" meta:non-whitespace-character-count="64"/>
  </office:meta>
</office:document-meta>
</file>